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84b04" draw:fill-color="#729fcf" draw:textarea-horizontal-align="justify" draw:textarea-vertical-align="middle" draw:auto-grow-height="false" fo:min-height="3.052cm" fo:min-width="4.834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212cm" draw:marker-start="Arrow" draw:marker-start-width="0.617cm" draw:marker-end="Arrow" draw:marker-end-width="0.617cm" draw:fill="none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svg:stroke-color="#784b04" draw:fill-color="#5eb91e" draw:textarea-horizontal-align="justify" draw:textarea-vertical-align="middle" draw:auto-grow-height="false" fo:min-height="3.052cm" fo:min-width="4.834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5eb91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34cm" svg:height="3.302cm" svg:x="10.272cm" svg:y="12.938cm">
          <text:p text:style-name="P1">SLA1500OEM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334cm" svg:height="3.302cm" svg:x="18.272cm" svg:y="6.842cm">
          <text:p text:style-name="P1">FLIGHT</text:p>
          <text:p text:style-name="P1"><text:s/>CONTROL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334cm" svg:height="3.302cm" svg:x="18.272cm" svg:y="12.938cm">
          <text:p text:style-name="P1">GROUND</text:p>
          <text:p text:style-name="P1">CONTROL</text:p>
          <text:p text:style-name="P1">STATIO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606cm" svg:y1="8.493cm" svg:x2="15.606cm" svg:y2="8.493cm" svg:d="M15606 8493z" svg:viewBox="0 0 1 1">
          <text:p/>
        </draw:connector>
        <draw:connector draw:style-name="gr3" draw:text-style-name="P3" draw:layer="layout" svg:x1="12.939cm" svg:y1="12.938cm" svg:x2="12.939cm" svg:y2="10.144cm" draw:start-shape="id1" draw:start-glue-point="0" svg:d="M12939 12938v-2794" svg:viewBox="0 0 1 2795">
          <text:p/>
        </draw:connector>
        <draw:connector draw:style-name="gr3" draw:text-style-name="P3" draw:layer="layout" svg:x1="15.732cm" svg:y1="8.493cm" svg:x2="18.272cm" svg:y2="8.493cm" draw:end-shape="id2" draw:end-glue-point="3" svg:d="M15732 8493h2540" svg:viewBox="0 0 2541 1">
          <text:p/>
        </draw:connector>
        <draw:connector draw:style-name="gr3" draw:text-style-name="P3" draw:layer="layout" svg:x1="20.939cm" svg:y1="12.938cm" svg:x2="20.939cm" svg:y2="10.144cm" draw:start-shape="id3" draw:start-glue-point="0" draw:end-shape="id2" draw:end-glue-point="2" svg:d="M20939 12938v-2794" svg:viewBox="0 0 1 2795">
          <text:p/>
        </draw:connector>
        <draw:custom-shape draw:style-name="gr4" draw:text-style-name="P4" draw:layer="layout" svg:width="5.334cm" svg:height="3.302cm" svg:x="10.398cm" svg:y="6.715cm">
          <text:p text:style-name="P1">SLA1500CA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5.7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0:03:36.877000000</meta:creation-date>
    <dc:date>2019-05-28T11:01:20.471000000</dc:date>
    <meta:editing-duration>PT47M43S</meta:editing-duration>
    <meta:editing-cycles>1</meta:editing-cycles>
    <meta:document-statistic meta:object-count="8"/>
    <meta:generator>LibreOffice/6.1.2.1$Windows_X86_64 LibreOffice_project/65905a128db06ba48db947242809d14d3f9a93fe</meta:generator>
  </office:meta>
</office:document-meta>
</file>